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officeooo:rsid="00135667" officeooo:paragraph-rsid="00135667" style:font-weight-asian="bold" style:font-weight-complex="bold"/>
    </style:style>
    <style:style style:name="P3" style:family="paragraph" style:parent-style-name="Standard">
      <style:paragraph-properties fo:text-align="justify" style:justify-single-word="false"/>
      <style:text-properties fo:font-weight="normal" officeooo:rsid="00135667" officeooo:paragraph-rsid="00135667" style:font-weight-asian="normal" style:font-weight-complex="normal"/>
    </style:style>
    <style:style style:name="P4" style:family="paragraph" style:parent-style-name="Standard">
      <style:paragraph-properties fo:text-align="justify" style:justify-single-word="false"/>
      <style:text-properties fo:font-weight="normal" officeooo:rsid="00135667" officeooo:paragraph-rsid="00135667" fo:background-color="transparent" style:font-weight-asian="normal" style:font-weight-complex="normal"/>
    </style:style>
    <style:style style:name="P5" style:family="paragraph" style:parent-style-name="Standard">
      <style:paragraph-properties fo:text-align="justify" style:justify-single-word="false"/>
      <style:text-properties fo:font-weight="normal" officeooo:rsid="00135667" officeooo:paragraph-rsid="00135667" fo:background-color="#ff4500" style:font-weight-asian="normal" style:font-weight-complex="normal"/>
    </style:style>
    <style:style style:name="P6" style:family="paragraph" style:parent-style-name="Standard">
      <style:paragraph-properties fo:text-align="justify" style:justify-single-word="false"/>
      <style:text-properties fo:font-weight="normal" officeooo:rsid="00135667" officeooo:paragraph-rsid="00135667" fo:background-color="transparent" style:font-weight-asian="normal" style:font-weight-complex="normal"/>
    </style:style>
    <style:style style:name="P7" style:family="paragraph" style:parent-style-name="Standard">
      <style:paragraph-properties fo:text-align="justify" style:justify-single-word="false"/>
      <style:text-properties fo:font-weight="normal" officeooo:rsid="00135667" officeooo:paragraph-rsid="00135667" fo:background-color="#7cfc00" style:font-weight-asian="normal" style:font-weight-complex="normal"/>
    </style:style>
    <style:style style:name="P8" style:family="paragraph" style:parent-style-name="Standard">
      <style:paragraph-properties fo:text-align="justify" style:justify-single-word="false"/>
      <style:text-properties fo:font-weight="bold" officeooo:rsid="00135667" officeooo:paragraph-rsid="00135667" fo:background-color="transparent" style:font-weight-asian="bold" style:font-weight-complex="bold"/>
    </style:style>
    <style:style style:name="T1" style:family="text">
      <style:text-properties fo:background-color="#7cfc00" loext:char-shading-value="0"/>
    </style:style>
    <style:style style:name="T2" style:family="text">
      <style:text-properties officeooo:rsid="001cd44c" fo:background-color="#7cfc00" loext:char-shading-value="0"/>
    </style:style>
    <style:style style:name="T3" style:family="text">
      <style:text-properties officeooo:rsid="001da5a4" fo:background-color="#7cfc00" loext:char-shading-value="0"/>
    </style:style>
    <style:style style:name="T4" style:family="text">
      <style:text-properties officeooo:rsid="001e96c3" fo:background-color="#7cfc00" loext:char-shading-value="0"/>
    </style:style>
    <style:style style:name="T5" style:family="text">
      <style:text-properties officeooo:rsid="00214f1d" fo:background-color="#7cfc00" loext:char-shading-value="0"/>
    </style:style>
    <style:style style:name="T6" style:family="text">
      <style:text-properties fo:background-color="#ff4500" loext:char-shading-value="0"/>
    </style:style>
    <style:style style:name="T7" style:family="text">
      <style:text-properties officeooo:rsid="001ad5c0"/>
    </style:style>
    <style:style style:name="T8" style:family="text">
      <style:text-properties officeooo:rsid="001cd44c"/>
    </style:style>
    <style:style style:name="T9" style:family="text">
      <style:text-properties officeooo:rsid="001da5a4"/>
    </style:style>
    <style:style style:name="T10" style:family="text">
      <style:text-properties officeooo:rsid="001e96c3"/>
    </style:style>
    <style:style style:name="T11" style:family="text">
      <style:text-properties officeooo:rsid="00214f1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sanguinidad en la selección de todo el genoma</text:p>
      <text:p text:style-name="P1"/>
      <text:p text:style-name="P2">Introducción</text:p>
      <text:p text:style-name="P2"/>
      <text:p text:style-name="P3">Meuwissen et al. (2001) describieron métodos de predicción de todo el genoma (GWP) para estimar los efectos de los haplotipos, suponiendo un mapa de marcadores genéticos de alta densidad en todo el genoma. <text:span text:style-name="T1">Sus métodos arrojaron una alta precisión de los valores genéticos estimados (EBV) basados en información genotípica en individuos recién nacidos sin registros fenotípicos. Además, demostraron que esta alta precisión podría mantenerse, con solo una pérdida menor, durante las generaciones posteriores cuando ni la descendencia ni los padres tenían registros.</text:span></text:p>
      <text:p text:style-name="P4"/>
      <text:p text:style-name="P4"><text:span text:style-name="T1">En el pasado, los métodos propuestos para aumentar la precisión de los EBV dieron como resultado no solo tasas aceleradas de ganancia genética (DG) sino también mayores tasas de consanguinidad por generación (DFG). Esto fue particularmente cierto para los métodos que incluyen información relativa, como la mejor predicción lineal imparcial (BLUP) (Henderson 1975). Cuando los EBV derivados de BLUP se utilizaron de manera tradicional, es decir, clasificando a los candidatos en estos EBV y truncando la distribución para elegir aquellos con los valores más altos, se incrementó DG pero también DF G (Belonsky &amp; Kennedy 1988). Esto significó que la ganancia a corto plazo fue mayor a costa de la ganancia a largo plazo (Quinton et al. 1992).</text:span> <text:span text:style-name="T1">Si bien las consecuencias a largo plazo de la reducción de la variación genética a menudo se ignoran en los esquemas de mejoramiento comercial, un alto DFG también tiene efectos más inmediatos. Los alelos recesivos monogénicos pueden derivar a frecuencias altas debido al alto uso de un individuo superior [p. malformación vertebral compleja (CVM) en Holsteins, (Agerholm et al. 2001; Kearney et al. 2005)] y la depresión consanguínea pueden tener un mayor impacto porque el grado de depresión se asocia empíricamente con DF G (Wiener et al. 1992).</text:span></text:p>
      <text:p text:style-name="P4"/>
      <text:p text:style-name="P4"><text:span text:style-name="T1">Esta experiencia con BLUP, junto con el aumento de DFG observado cuando aumenta la intensidad de selección, ha llevado a que se perciba una asociación empírica entre ganancia y consanguinidad. Sin embargo, esta asociación es mucho más débil en GWP.</text:span> <text:span text:style-name="T6">Este artículo tiene el objetivo de explicar por qué </text:span><text:span text:style-name="T1">la mayor precisión de los métodos de genoma completo conduce a una disminución de DFG en comparación con la selección de hermanos y BLUP</text:span><text:span text:style-name="T6">. Por lo tanto, </text:span><text:span text:style-name="T1">GWP proporciona un método para lograr tanto el objetivo a corto plazo de DG incrementada y sostenida como las necesidades a largo plazo para mantener la variación genética</text:span><text:span text:style-name="T6">. El enfoque adoptado será examinar la teoría genética cuantitativa existente relacionada con la consanguinidad y la selección tanto para la selección por truncamiento como para los métodos que utilizan contribuciones óptimas (Meuwissen 1997; Grundy et al. 1998).</text:span></text:p>
      <text:p text:style-name="P5"/>
      <text:p text:style-name="P8">Consanguinidad con selección de masa y truncamiento BLUP</text:p>
      <text:p text:style-name="P8"/>
      <text:p text:style-name="P6"><text:span text:style-name="T1">Es útil discutir en términos de la ecuación de criadores, ... , cómo el aumento de DG ha llevado a un aumento de DFG en la selección de truncamiento en masa y BLUP</text:span>. La desviación estándar genética aditiva (<text:span text:style-name="T7">s</text:span>A ) es una constante para un rasgo en el corto plazo y, por lo tanto, <text:span text:style-name="T1">los avances en DG provienen del aumento de la intensidad de selección (i) o la precisión de los EBV (q)</text:span>.</text:p>
      <text:p text:style-name="P6"/>
      <text:p text:style-name="P6"><text:span text:style-name="T1">La primera opción de aumentar DG es aumentando i. Sin embargo, la reducción de la proporción de individuos seleccionados disminuye el número de padres e invariablemente conduce a un aumento de DFG. Esto es cierto tanto para la selección por truncamiento en masa como en BLUP, como se muestra en la Figura 1, para diferentes valores de heredabilidad (h2)</text:span>.</text:p>
      <text:p text:style-name="P6"/>
      <text:p text:style-name="P6"><text:soft-page-break/><text:span text:style-name="T1">La segunda forma de aumentar la DG es aumentar la precisión. Considere la selección en masa con un modelo simple de efectos ambientales aditivos e independientes. Aquí, tanto la precisión como la correlación intraclase entre hermanos están determinadas completamente por h2 y hay un equilibrio entre dos efectos. Las correlaciones entre los hermanos aumentan a medida que aumenta h2, lo que conduce a una mayor coselección de hermanos y un mayor DFG. Por el contrario, a mayor h2 el efecto Bulmer reduce relativamente más la varianza genética entre familias </text:span><text:span text:style-name="T2">(s</text:span><text:span text:style-name="T1">2B ), reduciendo la coselección de hermanos y DFG. Cuando h2 es inferior a los valores intermedios, el DF aumenta debido al primer efecto, pero cuando h2 aumenta más allá de los valores intermedios, el equilibrio se desplaza hacia el segundo efecto y el DFG disminuye (Figura 1)</text:span>.</text:p>
      <text:p text:style-name="P6"/>
      <text:p text:style-name="P6"><text:span text:style-name="T1">A diferencia de la selección masiva, BLUP utiliza información de todos los parientes, debidamente ponderada para maximizar la precisión</text:span>. <text:span text:style-name="T1">La mayor precisión conduce a un efecto Bulmer más fuerte, que reduce el </text:span><text:span text:style-name="T3">s</text:span><text:span text:style-name="T1">2B . El efecto Bulmer depende menos de h2 en BLUP que en la selección en masa y, por lo tanto, tiene un impacto relativamente pequeño en las correlaciones intraclase. Sin embargo, las correlaciones intraclase aumentan debido a la inclusión de información sobre hermanos debido a las correlaciones inducidas adicionales que se deben al uso de información común (es decir, términos residuales promediados entre parientes) (Wray et al. 1990). Las altas correlaciones intraclase aumentan la coselección de hermanos y DFG. El énfasis en la información de hermanos es alto a menor h 2 pero disminuye cuando h 2 aumenta, por lo que la coselección de parientes siempre disminuye a medida que h 2 aumenta, en contraste con la selección en masa. Por lo tanto, ambos elementos (coselección y efecto Bulmer) se combinan para producir la tendencia descendente de DFG a medida que aumenta h 2 (Figura 1). A medida que h 2 se aproxima a 1, el uso de la información de sib pierde importancia cuando se observa el fenotipo y el DFG se aproxima al logrado con la selección en masa</text:span>.</text:p>
      <text:p text:style-name="P6"/>
      <text:p text:style-name="P8">Tres componentes de un valor genético</text:p>
      <text:p text:style-name="P6"/>
      <text:p text:style-name="P6"><text:span text:style-name="T1">Se puede concebir que el valor de cría de un individuo tiene tres componentes (Woolliams 2007): (i) el valor de cría del padre, (ii) el valor de cría de la madre y (iii) el término de muestreo mendeliano, que es la desviación agregada que surge del muestreo de la segregación de alelos dentro del padre y dentro de la madre (consulte la Figura 2 para ver una ilustración).</text:span> <text:span text:style-name="T1">La información sobre antepasados ​​y parientes colaterales aumenta la precisión al agregar directamente precisión en los dos primeros de estos componentes. La precisión del término de muestreo mendeliano se puede aumentar utilizando el registro fenotípico de un individuo o la información de la progenie.</text:span> <text:span text:style-name="T1">En la práctica, la mayoría de los esquemas de selección BLUP aumentan la precisión al capturar información adicional sobre los antepasados ​​y los parientes colaterales, porque la información sobre la descendencia a menudo no está disponible en el momento de la selección</text:span>. <text:span text:style-name="T1">Queda claro que, en el momento de la selección, BLUP depende en gran medida del aumento de la precisión de </text:span><text:span text:style-name="T4">s</text:span><text:span text:style-name="T1">2B para aumentar la DG (Figura 2). Por el contrario, GWP utiliza más el término de muestreo mendeliano y las consecuencias de esta característica en DFG ahora se discutirán más</text:span>.</text:p>
      <text:p text:style-name="P6"/>
      <text:p text:style-name="P8">Predicción de los valores genéticos en todo el genoma</text:p>
      <text:p text:style-name="P8"/>
      <text:p text:style-name="P6"><text:span text:style-name="T1">Meuwissen et al. (2001) demostraron que GWP aumenta la precisión de la predicción de EBV. La cuestión importante es cómo se logra una mayor precisión, es decir, utilizando los marcadores para explicar los términos de muestreo mendeliano.</text:span> En el pasado, los rasgos indicadores fisiológicos, que estaban genéticamente correlacionados con un rasgo particular de interés, se usaban para seleccionar animales jóvenes y aumentar la DG al dar una indicación temprana del término de muestreo mendeliano de un animal (Woolliams &amp; Smith 1988). La tecnología de genotipado proporcionó otra herramienta que podría usarse para obtener información sobre la capacidad única de un animal, ya que <text:soft-page-break/>los individuos podrían ser genotipados al nacer o incluso como un embrión. <text:span text:style-name="T1">Se encontró que la selección asistida por marcadores (MAS) aumenta la DG porque cada marcador genético explica una parte de la varianza dentro de la familia (varianza de muestreo mendeliana, </text:span><text:span text:style-name="T5">s</text:span><text:span text:style-name="T1">2M ) (Meuwissen &amp; Van Arendonk 1992).</text:span> La preselección de toros jóvenes lecheros con MAS aumentó la DG y ofreció un método para seleccionar dentro de las familias (Mackinnon &amp; Georges 1998). <text:span text:style-name="T1">Si bien la cantidad de marcadores aumenta drásticamente con mapas de marcadores densos, el principio es el mismo. Por lo tanto, GWP ofrece la posibilidad de que el término de muestreo mendeliano de un individuo se pueda estimar con gran precisión en una etapa temprana de su vida</text:span>.</text:p>
      <text:p text:style-name="P6"/>
      <text:p text:style-name="P6">…</text:p>
      <text:p text:style-name="P6"/>
      <text:p text:style-name="P7">Por lo tanto, la diferencia de precisión de 0,14 observada en GWP y el límite superior en BLUP convencional debe originarse en la mayor precisión de la estimación del término de muestreo mendeliano (Woolliams et al. 2002).</text:p>
      <text:p text:style-name="P6"/>
      <text:p text:style-name="P6">…</text:p>
      <text:p text:style-name="P6"/>
      <text:p text:style-name="P6"><text:span text:style-name="T1">Los EBV BLUP convencionales son promedios de los padres cuando un animal no tiene un registro propio, mientras que GWP identifica y utiliza la nueva variación de muestreo mendeliana que se genera en cada generación. Esta explotación de la nueva variación es la principal fuente de mayor DG de GWP sobre los enfoques convencionales</text:span>. <text:span text:style-name="T1">Utilizar la variación mendeliana es clave para lograr un progreso genético sostenido (ver Figura 2) y reducir la DFG (Woolliams &amp; Thompson 1994; Woolliams et al. 1999).</text:span></text:p>
      <text:p text:style-name="P6"/>
      <text:p text:style-name="P6">…</text:p>
      <text:p text:style-name="P6"/>
      <text:p text:style-name="P8">Problemas prácticos de la implementación de la selección de todo el genoma</text:p>
      <text:p text:style-name="P6"/>
      <text:p text:style-name="P7">Este artículo ha discutido un beneficio importante de GWS, a saber, una mayor ganancia sin costo para la consanguinidad. Otros beneficios potenciales que ofrece GWS a los criadores de ganado son (i) superar las limitaciones de edad y compensar los costos adicionales a través de cambios en la estructura; (ii) superar o reducir las limitaciones de sexo, o más generalmente las limitaciones causadas al medir solo subconjuntos especiales, p. pruebas costosas o destructivas; (iii) uso en poblaciones sin pedigrí y (iv) vínculo directo entre la evaluación genética y el genoma. Sin embargo, la relevancia y los beneficios descritos variarán entre sectores y dependerán de cuestiones prácticas relacionadas con la implementación de GW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21T06:33:36.604422461</meta:creation-date>
    <meta:generator>LibreOffice/6.0.7.3$Linux_X86_64 LibreOffice_project/00m0$Build-3</meta:generator>
    <dc:date>2022-02-22T07:02:04.951579786</dc:date>
    <meta:editing-duration>PT1H2M44S</meta:editing-duration>
    <meta:editing-cycles>13</meta:editing-cycles>
    <meta:document-statistic meta:table-count="0" meta:image-count="0" meta:object-count="0" meta:page-count="3" meta:paragraph-count="21" meta:word-count="1619" meta:character-count="9977" meta:non-whitespace-character-count="8375"/>
  </office:meta>
</office:document-meta>
</file>